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_1</text:h>
      <text:p text:style-name="Text_20_body">A line (1)</text:p>
      <text:h text:style-name="Heading_20_2" text:outline-level="2">Heading 2_1</text:h>
      <text:p text:style-name="Text_20_body">A line (2)</text:p>
      <text:h text:style-name="Heading_20_2" text:outline-level="2">Heading 2_2</text:h>
      <text:p text:style-name="Standard">A line (3)</text:p>
      <text:h text:style-name="Heading_20_1" text:outline-level="1">Heading 1_2</text:h>
      <text:p text:style-name="Standard">A line (4)</text:p>
      <text:h text:style-name="Heading_20_2" text:outline-level="2">Heading 2_3</text:h>
      <text:p text:style-name="Standard">A line (5)</text:p>
      <text:h text:style-name="Heading_20_3" text:outline-level="3">Heading 3_1</text:h>
      <text:p text:style-name="Standard">A line (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37:29</meta:creation-date>
    <dc:date>2009-06-23T15:10:49</dc:date>
    <meta:editing-duration>PT00H14M07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12" meta:word-count="32" meta:character-count="130"/>
    <dc:creator>Vincent Spiewak</dc:creator>
    <meta:user-defined meta:name="Info 1"/>
    <meta:user-defined meta:name="Info 2"/>
    <meta:user-defined meta:name="Info 3"/>
    <meta:user-defined meta:name="Info 4"/>
  </office:meta>
</office:document-meta>
</file>